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/>Arco 132 Finanziato dalla Compagnia di San Giobbe 1674 e primo fondamento del Portico.<text:line-break/></text:p>
        </text:list-item>
      </text:list>
      <text:p text:style-name="P2">Ubi<text:line-break/>Jacto solemni ritu Primo Lapide<text:line-break/>A(tqu)e neoque Numismate<text:line-break/>effigie, Clem. X et insignia Bonon.<text:line-break/>referente<text:line-break/>Porticus inchoata est<text:line-break/>An MDCLXXIV IV kal jul<text:line-break/>Societas S. Maria de Guerinis<text:line-break/>S. Job appellata<text:line-break/>super structo fronice<text:line-break/>Deipara Virgini<text:line-break/>amoris et honoris monumentum<text:line-break/>posuit</text:p>
      <text:p text:style-name="Text_20_body">“Nel luogo dove, posta con solenne rito la prima pietra ed una medaglia bronzea riportante l’effigie di Clemente X e le insegne di Bologna, il portico fu iniziato il 27 giugno 1674, la Società di S.Maria dei Guarini detta di S.Giobbe, pose nell’arco costrutto un monumento d’amore e d’onore alla Deipara.”</text:p>
      <text:p text:style-name="Text_20_body">Questa lapide risale al 1713 ed ha sostituito un’altra lapide che si dice riportasse:<text:line-break/>“Qui dove sono i primi fondamenti di questa mole e dove questo giorno vide i primi portici, i confratelli di S.Giobbe desiderando di precedere gli altri con l’esempio innalzarono quest’opera” (<text:span text:style-name="Emphasis">Gabriella Gherardi</text:span>).</text:p>
      <text:list xml:id="list31656998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39:28.41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4" meta:word-count="155" meta:character-count="965"/>
  </office:meta>
</office:document-meta>
</file>